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text-align="center" style:justify-single-word="false" fo:orphans="2" fo:widows="2"/>
      <style:text-properties fo:font-variant="normal" fo:text-transform="none" fo:color="#000000" fo:letter-spacing="normal" fo:font-style="normal" fo:font-weight="normal"/>
    </style:style>
    <style:style style:name="P3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4" style:family="paragraph" style:parent-style-name="Preformatted_20_Text">
      <style:paragraph-properties fo:orphans="2" fo:widows="2"/>
    </style:style>
    <style:style style:name="P5" style:family="paragraph" style:parent-style-name="Preformatted_20_Text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1" style:family="text">
      <style:text-properties fo:font-style="normal" fo:font-weight="normal"/>
    </style:style>
    <style:style style:name="T2" style:family="text">
      <style:text-properties fo:font-variant="normal" fo:text-transform="none" fo:color="#000000" fo:letter-spacing="normal"/>
    </style:style>
    <style:style style:name="T3" style:family="text">
      <style:text-properties fo:font-variant="normal" fo:text-transform="none" fo:color="#000000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asy Wind</text:p>
      <text:p text:style-name="P2">Hunter</text:p>
      <text:p text:style-name="P1">Intro</text:p>
      <text:p text:style-name="P1">e-----------------------------------------------------------</text:p>
      <text:p text:style-name="P1">B-----------------------------------------------------------</text:p>
      <text:p text:style-name="P1">G-----------------------------------------------------------</text:p>
      <text:p text:style-name="P1">D--------2--------2--------2--------2--------2---2-----2-2--</text:p>
      <text:p text:style-name="P1">A--2--------5--5-----4--4-----3--3-----2--2-----------------</text:p>
      <text:p text:style-name="P1">E-----0---------------------------------------------0-------</text:p>
      <text:p text:style-name="P4"/>
      <text:p text:style-name="P3"><text:s text:c="7"/><text:span text:style-name="T1">E7</text:span></text:p>
      <text:p text:style-name="P1">I been balling a shiny black steel jack-hammer,</text:p>
      <text:p text:style-name="P3"><text:s text:c="5"/><text:span text:style-name="T1">A7</text:span></text:p>
      <text:p text:style-name="P1">Been chippin' up rocks for the great highway,</text:p>
      <text:p text:style-name="P4"><text:span text:style-name="T3">E7 <text:s text:c="2"/>A7</text:span></text:p>
      <text:p text:style-name="P4"><text:span text:style-name="T2"><text:s text:c="5"/></text:span><text:span text:style-name="T3">E7</text:span></text:p>
      <text:p text:style-name="P1">I'll live five years if I take my time,</text:p>
      <text:p text:style-name="P1">A7</text:p>
      <text:p text:style-name="P1">Ballin' that jack and a drinkin' my wine.</text:p>
      <text:p text:style-name="P4"><text:span text:style-name="T3">E7 <text:s text:c="3"/>A7</text:span></text:p>
      <text:p text:style-name="P4"/>
      <text:p text:style-name="P1">I been chippin' them rocks from dawn till doom,</text:p>
      <text:p text:style-name="P1">While my rider hide my bottle in the other room.</text:p>
      <text:p text:style-name="P1">Doctor say better stop ballin' that jack,</text:p>
      <text:p text:style-name="P1">If I live five years I gonna bust my back, yes I will.</text:p>
      <text:p text:style-name="P4"/>
      <text:p text:style-name="P1">Chorus Intro</text:p>
      <text:p text:style-name="P1">e------------------------------------3-- </text:p>
      <text:p text:style-name="P1">B------------------------------------2-- </text:p>
      <text:p text:style-name="P1">G------------------------------------2-- </text:p>
      <text:p text:style-name="P1">D---5^7---7p5--7p5-----5--5------0---2-- </text:p>
      <text:p text:style-name="P1">A-------------------7--------7-------0-- </text:p>
      <text:p text:style-name="P1">E--------------------------------------- </text:p>
      <text:p text:style-name="P4"/>
      <text:p text:style-name="P1">A7 <text:s text:c="25"/>E7 <text:s text:c="17"/>A7</text:p>
      <text:p text:style-name="P3"><text:span text:style-name="T1">Easy wind cross the Bayou today <text:s/>Cause there's a whole lotta women, mama,</text:span></text:p>
      <text:p text:style-name="P3"><text:s text:c="28"/><text:span text:style-name="T1">E7 <text:s text:c="10"/>B</text:span></text:p>
      <text:p text:style-name="P3"><text:span text:style-name="T1">Out in red on the streets today. And the river keeps a talkin',</text:span></text:p>
      <text:p text:style-name="P3"><text:s text:c="8"/><text:span text:style-name="T1">A <text:s text:c="4"/>C <text:s text:c="15"/>E</text:span></text:p>
      <text:p text:style-name="P1">But you never heard a word it said.</text:p>
      <text:p text:style-name="P4"/>
      <text:p text:style-name="P1">Chorus Outro <text:s text:c="19"/>A#o <text:s/>0 0 2 3 2 3</text:p>
      <text:p text:style-name="P3"><text:s text:c="4"/><text:span text:style-name="T1">E <text:s text:c="11"/>A <text:s text:c="11"/>A#o <text:s text:c="3"/>E</text:span></text:p>
      <text:p text:style-name="P1">E--------------------------------------- </text:p>
      <text:p text:style-name="P1">B--------5p3-----5----5p3-----5--------- </text:p>
      <text:p text:style-name="P1">G---3^4-------4------------4------4--4-- </text:p>
      <text:p text:style-name="P1">D--------------------------------------- </text:p>
      <text:p text:style-name="P1">A--------------------------------------- </text:p>
      <text:p text:style-name="P1">E--------------------------------------- </text:p>
      <text:p text:style-name="P4"/>
      <text:p text:style-name="P1">Gotta find a woman be good to me, Won't hide my liquor try to serve me tea,</text:p>
      <text:p text:style-name="P1">Cause I'm a stone jack baller and my heart is true</text:p>
      <text:p text:style-name="P1">And I'll give everything that I got to you, yes I will.</text:p>
      <text:p text:style-name="P4"/>
      <text:p text:style-name="P1">Easy wind going cross the Bayou today</text:p>
      <text:p text:style-name="P1">There's a whole lotta women Out in red on the streets today.</text:p>
      <text:p text:style-name="P1">And the rivers keep a talkin',But you never heard a word it said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2T13:07:57</meta:creation-date>
    <meta:document-statistic meta:table-count="0" meta:image-count="0" meta:object-count="0" meta:page-count="1" meta:paragraph-count="50" meta:word-count="271" meta:character-count="2009" meta:non-whitespace-character-count="1637"/>
    <dc:date>2012-06-22T13:11:23</dc:date>
    <meta:editing-duration>PT3M27S</meta:editing-duration>
    <meta:editing-cycles>1</meta:editing-cycles>
    <meta:generator>LibreOffice/3.4$Unix LibreOffice_project/340m1$Build-302</meta:generator>
  </office:meta>
</office:document-meta>
</file>